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25-05-15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25-02-07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24-12-31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24-10-24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24-09-05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24-06-27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24-05-10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24-02-28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23-12-19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23-12-04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23-10-10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23-08-15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23-06-08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23-03-23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23-02-13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22-12-09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22-10-13 1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22-08-15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22-06-09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22-04-28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22-03-25 1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22-03-09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21-11-10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21-10-13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21-06-14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21-03-30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21-02-09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20-10-28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20-08-06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20-05-28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20-04-01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20-02-19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9-12-02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9-10-10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9-08-05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9-05-13 1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9-02-14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8-11-09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8-08-17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8-06-1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8-06-11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8-04-09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8-02-1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7-12-11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7-10-05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7-05-10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7-03-21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6-11-09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6-05-17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6-04-12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6-03-01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6-01-19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5-10-27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5-09-01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5-06-2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5-04-27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5-02-02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4-11-21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4-09-03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4-03-13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4-01-03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3-10-28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3-09-16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3-07-12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3-05-21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3-02-15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2-10-29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2-09-04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2-07-06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2-05-01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2-01-05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1-10-19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1-08-09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1-05-19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1-03-16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1-01-05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0-12-02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0-10-06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0-09-15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0-07-13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0-04-22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10-01-2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9-10-2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9-08-26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9-06-03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9-03-1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12-12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10-1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7-02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4-23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9-13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6-19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2-28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1-23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11-17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9-05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5-12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3-0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6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2-20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9-06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6-10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2-25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1-04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2-22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0-14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8-13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6-08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4-15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2-12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2-08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0-07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9-26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9-18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9-1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9-04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9-03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9-02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8-21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8-20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8-12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8-01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6-26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4-29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4-18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3-10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2-23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1-14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1-10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2-11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0-09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8-07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6-05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3-22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1-24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1-07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9-11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6-21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6-18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4-12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1-02-15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0-07-06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2000-04-07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1999-11-01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1998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199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1998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1998-01-27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199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1997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1997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199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1997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1997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199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1997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1997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199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199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1997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1997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1997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1997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199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612084312901</text:p>
          </table:table-cell>
          <table:table-cell office:value-type="string" calcext:value-type="string">
            <text:p>09FF17</text:p>
          </table:table-cell>
          <table:table-cell office:value-type="string" calcext:value-type="string">
            <text:p>1997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0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234" meta:object-count="0"/>
    <meta:user-defined meta:name="AppVersion">3.0</meta:user-defined>
  </office:meta>
</office:document-meta>
</file>